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Inconsolata" svg:font-family="Inconsolata" style:font-pitch="fixed"/>
    <style:font-face style:name="Inconsolata1" svg:font-family="Inconsolata" style:font-adornments="Regular" style:font-pitch="fixed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Extrabold" svg:font-family="'Open Sans Extrabold'" style:font-adornments="Extrabold" style:font-family-generic="swiss" style:font-pitch="variable"/>
    <style:font-face style:name="Open Sans Semibold" svg:font-family="'Open Sans Semibol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a75e" officeooo:paragraph-rsid="000ea75e"/>
    </style:style>
    <style:style style:name="P2" style:family="paragraph" style:parent-style-name="Standard">
      <style:text-properties officeooo:rsid="000f0856" officeooo:paragraph-rsid="000f0856"/>
    </style:style>
    <style:style style:name="P3" style:family="paragraph" style:parent-style-name="Standard">
      <style:paragraph-properties fo:line-height="79%" fo:text-align="center" style:justify-single-word="false"/>
      <style:text-properties style:font-name="Open Sans" fo:font-size="72pt" fo:letter-spacing="-0.0126in" fo:font-style="normal" fo:font-weight="normal" officeooo:rsid="00147938" officeooo:paragraph-rsid="00147938" style:font-size-asian="72pt" style:font-style-asian="normal" style:font-weight-asian="normal" style:font-size-complex="72pt" style:font-style-complex="normal" style:font-weight-complex="normal"/>
    </style:style>
    <style:style style:name="P4" style:family="paragraph" style:parent-style-name="Standard">
      <style:paragraph-properties fo:line-height="79%" fo:text-align="center" style:justify-single-word="false"/>
      <style:text-properties fo:color="#ff0000" style:font-name="Open Sans" fo:font-size="82pt" fo:letter-spacing="-0.0126in" fo:font-weight="bold" officeooo:rsid="00147938" officeooo:paragraph-rsid="00147938" style:font-size-asian="82pt" style:font-weight-asian="bold" style:font-size-complex="82pt" style:font-weight-complex="bold"/>
    </style:style>
    <style:style style:name="P5" style:family="paragraph" style:parent-style-name="Text_20_body">
      <style:text-properties officeooo:paragraph-rsid="000f751a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110b55"/>
    </style:style>
    <style:style style:name="P8" style:family="paragraph" style:parent-style-name="Text_20_body" style:list-style-name="L2">
      <style:text-properties officeooo:paragraph-rsid="00100d37"/>
    </style:style>
    <style:style style:name="P9" style:family="paragraph" style:parent-style-name="Text_20_body">
      <style:text-properties style:font-name="Open Sans"/>
    </style:style>
    <style:style style:name="P10" style:family="paragraph" style:parent-style-name="Text_20_body">
      <style:text-properties officeooo:paragraph-rsid="001002c1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>
      <style:text-properties officeooo:paragraph-rsid="00100d37"/>
    </style:style>
    <style:style style:name="P13" style:family="paragraph" style:parent-style-name="Text_20_body" style:list-style-name="L3">
      <style:text-properties officeooo:rsid="001293f5" officeooo:paragraph-rsid="001293f5"/>
    </style:style>
    <style:style style:name="P14" style:family="paragraph" style:parent-style-name="Heading_20_1" style:master-page-name="">
      <style:paragraph-properties style:page-number="auto" fo:break-before="page"/>
    </style:style>
    <style:style style:name="P15" style:family="paragraph" style:parent-style-name="Code_20_Block">
      <style:text-properties fo:font-weight="bold" style:font-weight-asian="bold" style:font-weight-complex="bold"/>
    </style:style>
    <style:style style:name="P16" style:family="paragraph" style:parent-style-name="Code_20_Block"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Title">
      <style:text-properties fo:font-weight="normal" style:font-weight-asian="normal" style:font-weight-complex="normal"/>
    </style:style>
    <style:style style:name="T1" style:family="text">
      <style:text-properties officeooo:rsid="000f0856"/>
    </style:style>
    <style:style style:name="T2" style:family="text">
      <style:text-properties style:font-name="Inconsolata" officeooo:rsid="000f0856"/>
    </style:style>
    <style:style style:name="T3" style:family="text">
      <style:text-properties style:font-name="Inconsolata" fo:background-color="#e6e6e6" loext:char-shading-value="0"/>
    </style:style>
    <style:style style:name="T4" style:family="text">
      <style:text-properties style:font-name="Inconsolata" officeooo:rsid="000f0856" fo:background-color="#e6e6e6" loext:char-shading-value="0"/>
    </style:style>
    <style:style style:name="T5" style:family="text">
      <style:text-properties style:font-name="Inconsolata" officeooo:rsid="00100d37" fo:background-color="#e6e6e6" loext:char-shading-value="0"/>
    </style:style>
    <style:style style:name="T6" style:family="text">
      <style:text-properties style:font-name="Inconsolata" fo:font-weight="normal" officeooo:rsid="000f0856" fo:background-color="#e6e6e6" loext:char-shading-value="0" style:font-weight-asian="normal" style:font-weight-complex="normal"/>
    </style:style>
    <style:style style:name="T7" style:family="text">
      <style:text-properties officeooo:rsid="000fb8ca"/>
    </style:style>
    <style:style style:name="T8" style:family="text">
      <style:text-properties fo:color="#280099"/>
    </style:style>
    <style:style style:name="T9" style:family="text">
      <style:text-properties fo:color="#280099" officeooo:rsid="000f0856"/>
    </style:style>
    <style:style style:name="T10" style:family="text">
      <style:text-properties officeooo:rsid="001002c1"/>
    </style:style>
    <style:style style:name="T11" style:family="text">
      <style:text-properties officeooo:rsid="000f0856" fo:background-color="#e6e6e6" loext:char-shading-value="0"/>
    </style:style>
    <style:style style:name="T12" style:family="text">
      <style:text-properties fo:color="#333333" fo:font-weight="bold" officeooo:rsid="000f0856" style:font-weight-asian="bold" style:font-weight-complex="bold"/>
    </style:style>
    <style:style style:name="T13" style:family="text">
      <style:text-properties officeooo:rsid="00100d37"/>
    </style:style>
    <style:style style:name="T14" style:family="text">
      <style:text-properties fo:color="#008080" officeooo:rsid="000f0856"/>
    </style:style>
    <style:style style:name="T15" style:family="text">
      <style:text-properties fo:font-size="32pt" fo:text-shadow="none" style:font-size-asian="32pt" style:font-size-complex="3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HE MINITEST</text:p>
      <text:p text:style-name="P4">COOKBOOK</text:p>
      <text:p text:style-name="P2"/>
      <text:p text:style-name="P2"/>
      <text:p text:style-name="P17"><text:span text:style-name="T15">Sample Recipe</text:span></text:p>
      <text:p text:style-name="Title"/>
      <text:p text:style-name="P2"/>
      <text:p text:style-name="P1"/>
      <text:h text:style-name="P14" text:outline-level="1">Continuous Testing with Guard</text:h>
      <text:p text:style-name="P9">In order to use tests effectively, we need to view them as a guide that tells us when something breaks and allows us to make corrections before we get too far down the wrong road. <text:s/>To do that, we need to be running tests often - every few lines of code written <text:span text:style-name="T10">is not a bad rule of thumb to follow</text:span>.</text:p>
      <text:p text:style-name="Text_20_body"><text:span text:style-name="T7">This</text:span> is also the reason why we need our tests to be fast. If your test suite runs in 20 seconds, you’ll run it <text:span text:style-name="T10">whenever</text:span> you make a <text:span text:style-name="T10">meaningful </text:span>change <text:span text:style-name="T10">to your code</text:span>, and that will tell you if you <text:span text:style-name="T10">if everything is still as it should be</text:span>. But if your tests take 20 minutes to run, you might only run them once a day, and by then you might have spent hours literally breaking your application. <text:s/>By the time you <text:span text:style-name="T10">figure this out and begin</text:span> trying to fix the problem, you might <text:span text:style-name="T10">have written several hundred lines of code</text:span>. <text:s/><text:span text:style-name="T10">Try finding the problem now.</text:span></text:p>
      <text:p text:style-name="P10">Guard is a Ruby gem that runs a background process which watches the files in your project for changes and tests to see whether your most recent changes have broken something. It only takes a few minutes to set it up, and once done, <text:span text:style-name="T10">you can just set it and forget it and stop</text:span> switching from your editor to a terminal every time you make a change and need to run your tests - a <text:span text:style-name="T10">huge</text:span> time saver in the long run.</text:p>
      <text:p text:style-name="P11">Guard uses a configuration file (the <text:span text:style-name="T3">Guardfile</text:span>) that maps files in your project to tests that should be re-run when those files change. <text:s/>It's nice because you're able to tell Guard that you want only want to run one test when you change a Ruby source file in your <text:span text:style-name="T3">lib/</text:span> directory but that a change to <text:span text:style-name="T3">test_helper.rb</text:span> should run all tests.</text:p>
      <text:p text:style-name="Text_20_body">Guard maintains a plugin for Minitest that makes setting up a snap. <text:s/>If you're working on a Ruby gem project, you'll want to add the <text:span text:style-name="T13">guard-minitest</text:span> gem to your gemspec as a development dependency by adding the following line:</text:p>
      <text:p text:style-name="P15">spec.add_development_dependency <text:span text:style-name="T8">"guard-minitest"</text:span></text:p>
      <text:p text:style-name="Text_20_body">If you're working on a non-gem project, just add the gem to your <text:span text:style-name="T3">Gemfile</text:span> with the line:</text:p>
      <text:p text:style-name="P15"><text:span text:style-name="T1">gem </text:span><text:span text:style-name="T9">'guard-minitest'</text:span></text:p>
      <text:p text:style-name="Text_20_body"><text:span text:style-name="T1">In both cases, update your bundle by running </text:span><text:span text:style-name="T2">bundle</text:span><text:span text:style-name="T1"> from the command line.</text:span></text:p>
      <text:p text:style-name="P10"><text:soft-page-break/><text:span text:style-name="T1">Next, you'll create a default </text:span><text:span text:style-name="T6">Guardfile</text:span><text:span text:style-name="T1"> by entering:</text:span></text:p>
      <text:p text:style-name="Code_20_Block"><text:span text:style-name="T1"></text:span><text:span text:style-name="T12">guard init</text:span></text:p>
      <text:p text:style-name="P12"><text:span text:style-name="T1">The template used for the default </text:span><text:span text:style-name="T6">Guardfile</text:span><text:span text:style-name="T1"> is part of the guard-minitest gem and contains a lot of extra stuff that you won't need here. <text:s/>You can remove all the comments and cut the file down to just the following:</text:span></text:p>
      <text:p text:style-name="P16"><text:span text:style-name="T1">guard </text:span><text:span text:style-name="T14">:minitest</text:span><text:span text:style-name="T1"> do</text:span></text:p>
      <text:p text:style-name="P16"><text:span text:style-name="T1"><text:s text:c="2"/>watch(</text:span><text:span text:style-name="T9">%r{^test/(.*)\/?test_(.*)\.rb$}</text:span><text:span text:style-name="T1">)</text:span></text:p>
      <text:p text:style-name="P16"><text:span text:style-name="T1"><text:s text:c="2"/>watch(</text:span><text:span text:style-name="T9">%r{^lib/(.*/)?([^/]+)\.rb$}</text:span><text:span text:style-name="T1">) <text:s text:c="4"/>{ |m| </text:span><text:span text:style-name="T9">"test/#{m[1]}test_#{m[2]}.rb"</text:span><text:span text:style-name="T1"> }</text:span></text:p>
      <text:p text:style-name="P16"><text:span text:style-name="T1"> <text:s/>watch(</text:span><text:span text:style-name="T9">%r{^test/test_helper\.rb$})</text:span><text:span text:style-name="T1"> <text:s text:c="5"/>{ '</text:span><text:span text:style-name="T9">test' </text:span><text:span text:style-name="T1">}</text:span></text:p>
      <text:p text:style-name="P16"><text:span text:style-name="T1">end</text:span></text:p>
      <text:p text:style-name="P5"><text:span text:style-name="T1">Let's break down what each of these lines is doing for us:</text:span></text:p>
      <text:list xml:id="list2900114794889955704" text:style-name="L1">
        <text:list-item>
          <text:p text:style-name="P6"><text:span text:style-name="T1">Line 1 activates the guard-minitest plugin which acts as an adapter that translates Guard events into Minitest tests run or messages displayed to the user.</text:span></text:p>
        </text:list-item>
        <text:list-item>
          <text:p text:style-name="P7"><text:span text:style-name="T1">Line 2 tells Guard to watch all test files under the </text:span><text:span text:style-name="T4">test/</text:span><text:span text:style-name="T1"> directory for changes and to re-run files that have changed.</text:span></text:p>
        </text:list-item>
        <text:list-item>
          <text:p text:style-name="P7"><text:span text:style-name="T1">Line 3 uses a regular expression to map the files under the </text:span><text:span text:style-name="T4">lib/</text:span><text:span text:style-name="T1"> directory to corresponding test files under the </text:span><text:span text:style-name="T4">test/</text:span><text:span text:style-name="T1"> directory. <text:s/>This time, we pass a regular expression with two capture groups: one for the directory path under </text:span><text:span text:style-name="T4">lib/</text:span><text:span text:style-name="T1"> and another for the filename excluding the </text:span><text:span text:style-name="T4">.rb</text:span><text:span text:style-name="T1"> extension. <text:s/>The resulting Ruby </text:span><text:span text:style-name="T4">MatchData</text:span><text:span text:style-name="T1"> object is passed as a variable to the block argument which uses the matched text to yield the path to the test.</text:span></text:p>
        </text:list-item>
        <text:list-item>
          <text:p text:style-name="P6"><text:span text:style-name="T1">Line 4 maps the </text:span><text:span text:style-name="T4">test/test_helper.rb</text:span><text:span text:style-name="T1"> file using a regular expression (which could just as easily be a string) and indicates that Guard should run all files under </text:span><text:span text:style-name="T4">test/</text:span><text:span text:style-name="T1"> when it detects a change.</text:span></text:p>
        </text:list-item>
      </text:list>
      <text:p text:style-name="P12"><text:span text:style-name="T1">You may want to tweak or add to the watches in the </text:span><text:span text:style-name="T6">Guardfile</text:span><text:span text:style-name="T1"> depending on the structure of your project, but for most typical gems and standalone Ruby applications and scripts, this should be enough to get you started. <text:s/>Fire up Guard by going back to the terminal and typing:</text:span></text:p>
      <text:p text:style-name="P15"><text:span text:style-name="T1">guard</text:span></text:p>
      <text:p text:style-name="Text_20_body"><text:soft-page-break/><text:span text:style-name="T1">And now you should be off and running. <text:s/>Guard gives you a console application (using the </text:span><text:a xlink:type="simple" xlink:href="http://pryrepl.org/"><text:span text:style-name="T1">Pry</text:span></text:a><text:span text:style-name="T1"> gem) that allows you to see the results of tests when they are run and to interact with the running process in a number of ways. <text:s/>(Type </text:span><text:span text:style-name="T4">h</text:span><text:span text:style-name="T1"> for a full list of available options, and there are a lot of them.) <text:s/>A few of the more useful ones I found were:</text:span></text:p>
      <text:list xml:id="list3337663365786773647" text:style-name="L2">
        <text:list-item>
          <text:p text:style-name="P8"><text:span text:style-name="T4">&lt;return&gt;</text:span><text:span text:style-name="T1"> or </text:span><text:span text:style-name="T5">all</text:span><text:span text:style-name="T1"> or </text:span><text:span text:style-name="T5">a</text:span><text:span text:style-name="T1"> - runs all tests</text:span></text:p>
        </text:list-item>
        <text:list-item>
          <text:p text:style-name="P8"><text:span text:style-name="T5">pause</text:span><text:span text:style-name="T1"> or </text:span><text:span text:style-name="T5">p</text:span><text:span text:style-name="T1"> – toggles the process listening for project changes</text:span></text:p>
        </text:list-item>
        <text:list-item>
          <text:p text:style-name="P8"><text:span text:style-name="T5">notification</text:span><text:span text:style-name="T1"> or </text:span><text:span text:style-name="T5">n</text:span><text:span text:style-name="T1"> – toggles desktop notifications for systems that support them</text:span></text:p>
        </text:list-item>
        <text:list-item>
          <text:p text:style-name="P8"><text:span text:style-name="T5">wtf?</text:span><text:span text:style-name="T1"> - shows the backtrace of the most recently thrown exception</text:span></text:p>
        </text:list-item>
        <text:list-item>
          <text:p text:style-name="P8"><text:span text:style-name="T5">exit</text:span><text:span text:style-name="T1"> or </text:span><text:span text:style-name="T5">e</text:span><text:span text:style-name="T1"> – exits the Guard process</text:span></text:p>
        </text:list-item>
      </text:list>
      <text:h text:style-name="Heading_20_2" text:outline-level="2">Resources:</text:h>
      <text:list xml:id="list8174893664470555960" text:style-name="L3">
        <text:list-item>
          <text:p text:style-name="P13">Guard – <text:a xlink:type="simple" xlink:href="http://guardgem.org/">website</text:a>, <text:a xlink:type="simple" xlink:href="https://github.com/guard/guard">GitHub repo</text:a></text:p>
        </text:list-item>
        <text:list-item>
          <text:p text:style-name="P13">Guard::Minitest – <text:a xlink:type="simple" xlink:href="https://github.com/guard/guard-minitest">Github repo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Inconsolata" svg:font-family="Inconsolata" style:font-pitch="fixed"/>
    <style:font-face style:name="Inconsolata1" svg:font-family="Inconsolata" style:font-adornments="Regular" style:font-pitch="fixed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Extrabold" svg:font-family="'Open Sans Extrabold'" style:font-adornments="Extrabold" style:font-family-generic="swiss" style:font-pitch="variable"/>
    <style:font-face style:name="Open Sans Semibold" svg:font-family="'Open Sans Semibol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Open Sans1" fo:font-family="'Ope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de_20_Block" style:display-name="Code Block" style:family="paragraph" style:parent-style-name="Text_20_body" style:master-page-name="">
      <style:paragraph-properties fo:margin-left="0in" fo:margin-right="0in" fo:margin-top="0in" fo:margin-bottom="0.1in" style:contextual-spacing="true" fo:line-height="150%" fo:keep-together="always" fo:text-indent="0in" style:auto-text-indent="false" style:page-number="auto" fo:background-color="#00ffff" fo:padding="0.15in" fo:border="0.99pt solid #cccccc" style:shadow="none">
        <style:tab-stops/>
        <style:background-image/>
      </style:paragraph-properties>
      <style:text-properties fo:color="#333333" style:font-name="Inconsolata" fo:font-family="Inconsolata" style:font-pitch="fixed" fo:font-size="11pt" fo:font-weight="normal" style:font-size-asian="10.5pt" style:font-weight-asian="bold" style:font-weight-complex="600"/>
    </style:style>
    <style:style style:name="Code_20_Inline" style:display-name="Code Inline" style:family="paragraph" style:parent-style-name="Text_20_body">
      <style:text-properties style:font-name="Inconsolata1" fo:font-family="Inconsolata" style:font-style-name="Regular" style:font-pitch="fixed" fo:font-weight="normal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text-transform="uppercase" fo:color="#333333" style:font-name="Open Sans Extrabold" fo:font-family="'Open Sans Extrabold'" style:font-style-name="Extrabold" style:font-family-generic="swiss" style:font-pitch="variable" fo:font-size="36pt" fo:text-shadow="1pt 1pt" fo:font-weight="800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Kottom</meta:initial-creator>
    <meta:creation-date>2014-11-05T11:34:55.009834520</meta:creation-date>
    <dc:date>2014-11-05T13:33:07.248694366</dc:date>
    <dc:creator>Chris Kottom</dc:creator>
    <meta:editing-duration>PT57M16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4" meta:paragraph-count="37" meta:word-count="809" meta:character-count="4513" meta:non-whitespace-character-count="3708"/>
  </office:meta>
</office:document-meta>
</file>